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ElsevierGulliver" svg:font-family="ElsevierGulliver, Georgia, 'Times New Roman', Times, STIXGeneral, 'Cambria Math', 'Lucida Sans Unicode', 'Microsoft Sans Serif', 'Segoe UI Symbol', 'Arial Unicode MS', serif"/>
    <style:font-face style:name="ElsevierSans" svg:font-family="ElsevierSans, Arial, Helvetica, Roboto, 'Lucida Sans Unicode', 'Microsoft Sans Serif', 'Segoe UI Symbol', STIXGeneral, 'Cambria Math', 'Arial Unicode M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Standard">
      <style:text-properties officeooo:rsid="000c93e6" officeooo:paragraph-rsid="000c93e6"/>
    </style:style>
    <style:style style:name="P2" style:family="paragraph" style:parent-style-name="Standard">
      <style:text-properties officeooo:rsid="000c93e6" officeooo:paragraph-rsid="000e8648"/>
    </style:style>
    <style:style style:name="P3" style:family="paragraph" style:parent-style-name="Standard">
      <style:text-properties officeooo:rsid="000d107f" officeooo:paragraph-rsid="000d107f"/>
    </style:style>
    <style:style style:name="P4" style:family="paragraph" style:parent-style-name="Standard">
      <style:text-properties officeooo:rsid="000d107f" officeooo:paragraph-rsid="000e8648"/>
    </style:style>
    <style:style style:name="P5" style:family="paragraph" style:parent-style-name="Standard">
      <style:text-properties officeooo:rsid="000d107f" officeooo:paragraph-rsid="000fbc0b"/>
    </style:style>
    <style:style style:name="T1" style:family="text">
      <style:text-properties officeooo:rsid="000d107f"/>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D 06 - <text:span text:style-name="T1">Simplification</text:span></text:p>
      <text:p text:style-name="P1"/>
      <text:p text:style-name="P1"/>
      <text:p text:style-name="P1">Méthode 1 : Quadratic Edge Collapse</text:p>
      <text:p text:style-name="P1"/>
      <text:p text:style-name="P3">L’objectif de la méthode est de diminuer le nombre d’arête d’un objet 3D. Cela permet d’avoir un temps de calcul et de rendu plus rapide ce qui est très important dans beaucoup de domaines. Pour cela il faut … tout en gardant la <text:s/>forme initiale de l’objet afin que ce dernier continu d’être reconnu.</text:p>
      <text:p text:style-name="P1"/>
      <text:p text:style-name="P1"/>
      <text:p text:style-name="P1"/>
      <text:p text:style-name="P2">Methode 2 : Clustering decimation</text:p>
      <text:p text:style-name="P5">L’objectif de la méthode est de diminuer le nombre d’arête d’un objet 3D.</text:p>
      <text:p text:style-name="P2"/>
      <text:p text:style-name="P2"/>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ElsevierGulliver" svg:font-family="ElsevierGulliver, Georgia, 'Times New Roman', Times, STIXGeneral, 'Cambria Math', 'Lucida Sans Unicode', 'Microsoft Sans Serif', 'Segoe UI Symbol', 'Arial Unicode MS', serif"/>
    <style:font-face style:name="ElsevierSans" svg:font-family="ElsevierSans, Arial, Helvetica, Roboto, 'Lucida Sans Unicode', 'Microsoft Sans Serif', 'Segoe UI Symbol', STIXGeneral, 'Cambria Math', 'Arial Unicode M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10:39:26.347000000</meta:creation-date>
    <dc:date>2023-11-06T12:00:49.698000000</dc:date>
    <meta:editing-duration>PT1H21M22S</meta:editing-duration>
    <meta:editing-cycles>6</meta:editing-cycles>
    <meta:generator>LibreOffice/7.5.3.2$Windows_X86_64 LibreOffice_project/9f56dff12ba03b9acd7730a5a481eea045e468f3</meta:generator>
    <meta:document-statistic meta:table-count="0" meta:image-count="0" meta:object-count="0" meta:page-count="1" meta:paragraph-count="5" meta:word-count="82" meta:character-count="462" meta:non-whitespace-character-count="384"/>
  </office:meta>
</office:document-meta>
</file>